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Vera Sans"/>
    </style:style>
    <style:style style:name="P2" style:family="paragraph" style:parent-style-name="Standard">
      <style:paragraph-properties fo:line-height="150%" fo:text-align="justify" style:justify-single-word="false"/>
      <style:text-properties style:font-name="Bitstream Vera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1"><text:span text:style-name="T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O autor não recomenda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span></text:p>
      <text:p text:style-name="P1"><text:span text:style-name="T2">Sobre a escolha entre temas antigos ou contemporâneos, o autor argumenta que os autores contemporâneos são sempre mais difíceis. Não existirão </text:span><text:soft-page-break/><text:span text:style-name="T2">esquemas interpretativos seguros e as opiniões serão vagas e contraditórias, ao contrário do que ocorre com autores mais antigos, onde a bibliografia será vasta e comple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18T12:36:36</dc:date>
    <meta:editing-cycles>36</meta:editing-cycles>
    <meta:editing-duration>PT2H53M31S</meta:editing-duration>
    <meta:user-defined meta:name="Info 1"/>
    <meta:user-defined meta:name="Info 2"/>
    <meta:user-defined meta:name="Info 3"/>
    <meta:user-defined meta:name="Info 4"/>
    <meta:document-statistic meta:table-count="0" meta:image-count="0" meta:object-count="0" meta:page-count="2" meta:paragraph-count="4" meta:word-count="443" meta:character-count="2670"/>
  </office:meta>
</office:document-meta>
</file>